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2cm" svg:y="0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2" draw:layer="layout" svg:width="1cm" svg:height="1.1cm" svg:x="15.2cm" svg:y="7.8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5-14T17:09:29.274101607</dc:date>
    <meta:editing-duration>PT2M31S</meta:editing-duration>
    <meta:editing-cycles>15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3" chart:maximum="3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dash" draw:stroke-dash="Fine_20_Dotted" svg:stroke-width="0.2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466cm" svg:y="0.379cm" svg:width="15.119cm" svg:height="8.242cm"/>
          <chart:axis chart:dimension="x" chart:name="primary-x" chart:style-name="ch3" chartooo:axis-type="auto">
            <chart:categories table:cell-range-address="local-table.$A$2:.$A$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